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6C000000D972C8E552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937cm" svg:height="0.329cm" svg:x="3.63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757cm" svg:height="0.329cm" svg:x="3.688cm" svg:y="0.2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7.327cm" svg:height="2.564cm" svg:x="0.762cm" svg:y="0.254cm">
          <draw:image xlink:href="Pictures/200000020000026C000000D972C8E552.eps" xlink:type="simple" xlink:show="embed" xlink:actuate="onLoad">
            <text:p/>
          </draw:image>
        </draw:frame>
        <draw:frame draw:style-name="gr1" draw:layer="layout" svg:width="0.757cm" svg:height="0.329cm" svg:x="0.767cm" svg:y="0.81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937cm" svg:height="0.329cm" svg:x="0.841cm" svg:y="1.8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0.972cm" svg:height="0.696cm" svg:x="2.032cm" svg:y="1.209cm">
          <draw:text-box>
            <text:p><text:span text:style-name="T1">اکائی</text:span></text:p>
          </draw:text-box>
        </draw:frame>
        <draw:frame draw:style-name="gr3" draw:text-style-name="P2" draw:layer="layout" svg:width="0.972cm" svg:height="0.696cm" svg:x="3.556cm" svg:y="1.209cm">
          <draw:text-box>
            <text:p><text:span text:style-name="T1">اکائی</text:span></text:p>
          </draw:text-box>
        </draw:frame>
        <draw:frame draw:style-name="gr3" draw:text-style-name="P2" draw:layer="layout" svg:width="0.972cm" svg:height="0.696cm" svg:x="5.08cm" svg:y="1.209cm">
          <draw:text-box>
            <text:p><text:span text:style-name="T1">اکائی</text:span></text:p>
          </draw:text-box>
        </draw:frame>
        <draw:frame draw:style-name="gr3" draw:text-style-name="P2" draw:layer="layout" svg:width="0.972cm" svg:height="0.696cm" svg:x="6.731cm" svg:y="1.209cm">
          <draw:text-box>
            <text:p><text:span text:style-name="T1">اکائ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0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8T10:17:40</dc:date>
    <dc:creator>kkk </dc:creator>
    <meta:generator>LibreOffice/3.3$Linux LibreOffice_project/330m19$Build-401</meta:generator>
    <meta:editing-duration>PT9H14S</meta:editing-duration>
    <meta:editing-cycles>43</meta:editing-cycles>
    <meta:document-statistic meta:object-count="9"/>
  </office:meta>
</office:document-meta>
</file>

<file path=Object 1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پڑھ/overline{لکھ}</annotation>
  </semantics>
</math>
</file>

<file path=Object 2/content.xml><?xml version="1.0" encoding="utf-8"?>
<math xmlns="http://www.w3.org/1998/Math/MathML">
  <semantics>
    <mi mathvariant="italic">منتخب</mi>
    <annotation encoding="StarMath 5.0">منتخب</annotation>
  </semantics>
</math>
</file>

<file path=Object 3/content.xml><?xml version="1.0" encoding="utf-8"?>
<math xmlns="http://www.w3.org/1998/Math/MathML">
  <semantics>
    <mi mathvariant="italic">منتخب</mi>
    <annotation encoding="StarMath 5.0">منتخب</annotation>
  </semantics>
</math>
</file>

<file path=Object 4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پڑھ/overline{لکھ}</annotation>
  </semantics>
</math>
</file>